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5" style:family="paragraph" style:parent-style-name="Standard">
      <style:paragraph-properties fo:text-align="start" style:justify-single-word="false"/>
    </style:style>
    <style:style style:name="T1" style:family="text"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UME <text:s text:c="9"/></text:p>
      <text:p text:style-name="P2"/>
      <text:p text:style-name="P2"/>
      <text:p text:style-name="P4">Name:Arsheda Dehere:</text:p>
      <text:p text:style-name="P5"><text:span text:style-name="T1">Address:Upper Abbe Poujade Street Carenage,ext Scorpion Alley</text:span></text:p>
      <text:p text:style-name="P5"><text:span text:style-name="T1">Phone:633-0949</text:span></text:p>
      <text:p text:style-name="P5"><text:span text:style-name="T1">Cell:330-8491</text:span></text:p>
      <text:p text:style-name="P5"><text:span text:style-name="T1"/></text:p>
      <text:p text:style-name="P5"><text:span text:style-name="T1">Education:Carenage Girl's Government Primary School</text:span></text:p>
      <text:p text:style-name="P5"><text:span text:style-name="T1"><text:s text:c="29"/>2003-2010</text:span></text:p>
      <text:p text:style-name="P5"><text:span text:style-name="T1"><text:s text:c="20"/>Mucurapo West Secondary School</text:span></text:p>
      <text:p text:style-name="P5"><text:span text:style-name="T1"><text:s text:c="31"/>2010-(present)</text:span></text:p>
      <text:p text:style-name="P5"><text:span text:style-name="T1"/></text:p>
      <text:p text:style-name="P5"><text:span text:style-name="T1">Hobbies:Hairdressing</text:span></text:p>
      <text:p text:style-name="P5"><text:span text:style-name="T1"><text:s text:c="15"/>Nails</text:span></text:p>
      <text:p text:style-name="P5"><text:span text:style-name="T1"><text:s text:c="15"/>Beauty</text:span></text:p>
      <text:p text:style-name="P5"><text:span text:style-name="T1"><text:s text:c="15"/>Reading</text:span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>References:</text:span></text:p>
      <text:p text:style-name="P5"><text:span text:style-name="T1">Kelly-Ann Thomas</text:span></text:p>
      <text:p text:style-name="P5"><text:span text:style-name="T1">Accountant-Direct-one</text:span></text:p>
      <text:p text:style-name="P5"><text:span text:style-name="T1">#377-0919</text:span></text:p>
      <text:p text:style-name="P5"><text:span text:style-name="T1"/></text:p>
      <text:p text:style-name="P5"><text:span text:style-name="T1"/></text:p>
      <text:p text:style-name="P5"><text:span text:style-name="T1">Esmonda Hughes </text:span></text:p>
      <text:p text:style-name="P5"><text:span text:style-name="T1">OJT- Clerical Assistant </text:span></text:p>
      <text:p text:style-name="P5"><text:span text:style-name="T1">#378-0632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12-09T19:16:04.89</meta:creation-date>
    <meta:document-statistic meta:table-count="0" meta:image-count="0" meta:object-count="0" meta:page-count="1" meta:paragraph-count="20" meta:word-count="38" meta:character-count="496"/>
    <dc:date>2014-12-09T19:35:34.92</dc:date>
    <meta:editing-duration>PT3M24S</meta:editing-duration>
    <meta:editing-cycles>1</meta:editing-cycles>
    <meta:generator>OpenOffice/4.1.1$Win32 OpenOffice.org_project/411m6$Build-9775</meta:generator>
  </office:meta>
</office:document-meta>
</file>